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0C4000001B268CC298B.png"/>
  <manifest:file-entry manifest:media-type="image/jpeg" manifest:full-path="Pictures/10000000000002EE00000226A73A81CA.jpg"/>
  <manifest:file-entry manifest:media-type="image/jpeg" manifest:full-path="Pictures/10000000000003A7000002BDF4FCEA3E.jpg"/>
  <manifest:file-entry manifest:media-type="image/png" manifest:full-path="Pictures/100002010000008000000080EB3AF0DA.png"/>
  <manifest:file-entry manifest:media-type="image/png" manifest:full-path="Pictures/1000020100000064000000642829F405.png"/>
  <manifest:file-entry manifest:media-type="image/png" manifest:full-path="Pictures/100002010000006400000064FEB72696.png"/>
  <manifest:file-entry manifest:media-type="image/png" manifest:full-path="Pictures/10000201000001EC00000214E70A9DD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cm" svg:stroke-color="#000000" draw:marker-start-width="0.305cm" draw:marker-end-width="0.305cm" draw:fill="none" draw:fill-color="#0000ff" draw:opacity="20%" draw:textarea-horizontal-align="center" draw:textarea-vertical-align="middle" fo:padding-top="0.125cm" fo:padding-bottom="0.125cm" fo:padding-left="0.25cm" fo:padding-right="0.25cm" draw:shadow-opacity="20%"/>
    </style:style>
    <style:style style:name="gr3" style:family="graphic" style:parent-style-name="standard">
      <style:graphic-properties draw:fill="none" draw:opacity="30%" draw:textarea-horizontal-align="center" draw:textarea-vertical-align="middle" draw:shadow-opacity="30%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text-properties fo:color="#0047ff" fo:font-size="15pt" style:font-size-asian="15pt" style:font-size-complex="15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3pt" style:font-size-asian="13pt" style:font-size-complex="13pt"/>
    </style:style>
    <style:style style:name="T1" style:family="text">
      <style:text-properties fo:color="#0047ff" fo:font-family="Calibri" style:font-family-generic="swiss" style:font-pitch="variable"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737cm" svg:height="2.54cm" svg:x="3.248cm" svg:y="15.305cm">
          <draw:image xlink:href="Pictures/10000000000002EE00000226A73A81CA.jpg" xlink:type="simple" xlink:show="embed" xlink:actuate="onLoad">
            <text:p/>
          </draw:image>
        </draw:frame>
        <draw:frame draw:style-name="gr1" draw:text-style-name="P1" draw:layer="layout" svg:width="1.832cm" svg:height="1.178cm" svg:x="2.905cm" svg:y="4.902cm">
          <draw:image xlink:href="Pictures/10000000000003A7000002BDF4FCEA3E.jpg" xlink:type="simple" xlink:show="embed" xlink:actuate="onLoad">
            <text:p/>
          </draw:image>
        </draw:frame>
        <draw:frame draw:style-name="gr1" draw:text-style-name="P1" draw:layer="layout" svg:width="1.797cm" svg:height="1.035cm" svg:x="7.518cm" svg:y="4.71cm">
          <draw:image xlink:href="Pictures/10000000000003A7000002BDF4FCEA3E.jpg" xlink:type="simple" xlink:show="embed" xlink:actuate="onLoad">
            <text:p/>
          </draw:image>
        </draw:frame>
        <draw:ellipse draw:style-name="gr2" draw:text-style-name="P1" draw:layer="layout" svg:width="6.35cm" svg:height="4.445cm" svg:x="2.27cm" svg:y="14.97cm">
          <text:p/>
        </draw:ellipse>
        <draw:rect draw:style-name="gr3" draw:text-style-name="P1" draw:layer="layout" svg:width="7.62cm" svg:height="5.08cm" svg:x="2.27cm" svg:y="4.175cm">
          <text:p/>
        </draw:rect>
        <draw:frame draw:style-name="gr4" draw:text-style-name="P2" draw:layer="layout" svg:width="3.14cm" svg:height="0.885cm" svg:x="2.305cm" svg:y="4.16cm">
          <draw:text-box>
            <text:p><text:span text:style-name="T1">Capteurs</text:span></text:p>
          </draw:text-box>
        </draw:frame>
        <draw:frame draw:style-name="gr4" draw:layer="layout" svg:width="4.145cm" svg:height="0.962cm" svg:x="4.175cm" svg:y="8.293cm">
          <draw:text-box>
            <text:p>Site surveillé</text:p>
          </draw:text-box>
        </draw:frame>
        <draw:frame draw:style-name="gr1" draw:text-style-name="P1" draw:layer="layout" svg:width="1.832cm" svg:height="1.178cm" svg:x="18.45cm" svg:y="3.15cm">
          <draw:image xlink:href="Pictures/10000000000003A7000002BDF4FCEA3E.jpg" xlink:type="simple" xlink:show="embed" xlink:actuate="onLoad">
            <text:p/>
          </draw:image>
        </draw:frame>
        <draw:frame draw:style-name="gr1" draw:text-style-name="P1" draw:layer="layout" svg:width="1.832cm" svg:height="1.178cm" svg:x="23.228cm" svg:y="2.08cm">
          <draw:image xlink:href="Pictures/10000000000003A7000002BDF4FCEA3E.jpg" xlink:type="simple" xlink:show="embed" xlink:actuate="onLoad">
            <text:p/>
          </draw:image>
        </draw:frame>
        <draw:rect draw:style-name="gr3" draw:text-style-name="P1" draw:layer="layout" svg:width="8.89cm" svg:height="5.54cm" svg:x="17.78cm" svg:y="1.81cm">
          <text:p/>
        </draw:rect>
        <draw:frame draw:style-name="gr4" draw:text-style-name="P2" draw:layer="layout" svg:width="3.175cm" svg:height="0.885cm" svg:x="17.88cm" svg:y="1.93cm">
          <draw:text-box>
            <text:p><text:span text:style-name="T1">Capteurs</text:span></text:p>
          </draw:text-box>
        </draw:frame>
        <draw:frame draw:style-name="gr4" draw:layer="layout" svg:width="4.145cm" svg:height="0.962cm" svg:x="20.55cm" svg:y="6.39cm">
          <draw:text-box>
            <text:p>Site surveillé</text:p>
          </draw:text-box>
        </draw:frame>
        <draw:frame draw:style-name="gr4" draw:layer="layout" svg:width="3.175cm" svg:height="0.962cm" svg:x="4.11cm" svg:y="17.98cm">
          <draw:text-box>
            <text:p>Agence</text:p>
          </draw:text-box>
        </draw:frame>
        <draw:frame draw:style-name="gr1" draw:text-style-name="P1" draw:layer="layout" svg:width="2.038cm" svg:height="2.038cm" svg:x="6.08cm" svg:y="11.027cm">
          <draw:image xlink:href="Pictures/100002010000008000000080EB3AF0DA.png" xlink:type="simple" xlink:show="embed" xlink:actuate="onLoad">
            <text:p/>
          </draw:image>
        </draw:frame>
        <draw:line draw:style-name="gr5" draw:text-style-name="P1" draw:layer="layout" svg:x1="6.08cm" svg:y1="14.97cm" svg:x2="6.715cm" svg:y2="13.065cm">
          <text:p/>
        </draw:line>
        <draw:line draw:style-name="gr6" draw:text-style-name="P1" draw:layer="layout" svg:x1="7.35cm" svg:y1="11.16cm" svg:x2="8.62cm" svg:y2="7.985cm">
          <text:p/>
        </draw:line>
        <draw:frame draw:style-name="gr1" draw:text-style-name="P1" draw:layer="layout" svg:width="2.821cm" svg:height="2.821cm" svg:x="4.175cm" svg:y="0.719cm">
          <draw:image xlink:href="Pictures/1000020100000064000000642829F405.png" xlink:type="simple" xlink:show="embed" xlink:actuate="onLoad">
            <text:p/>
          </draw:image>
        </draw:frame>
        <draw:line draw:style-name="gr6" draw:text-style-name="P1" draw:layer="layout" svg:x1="5.445cm" svg:y1="2.905cm" svg:x2="7.35cm" svg:y2="4.81cm">
          <text:p/>
        </draw:line>
        <draw:line draw:style-name="gr6" draw:text-style-name="P1" draw:layer="layout" svg:x1="5.445cm" svg:y1="2.905cm" svg:x2="4.81cm" svg:y2="5.445cm">
          <text:p/>
        </draw:line>
        <draw:frame draw:style-name="gr1" draw:text-style-name="P1" draw:layer="layout" svg:width="1.905cm" svg:height="2.06cm" svg:x="2.905cm" svg:y="6.08cm">
          <draw:image xlink:href="Pictures/10000201000001EC00000214E70A9DD8.png" xlink:type="simple" xlink:show="embed" xlink:actuate="onLoad">
            <text:p/>
          </draw:image>
        </draw:frame>
        <draw:frame draw:style-name="gr1" draw:text-style-name="P1" draw:layer="layout" svg:width="1.905cm" svg:height="2.06cm" svg:x="7.45cm" svg:y="5.825cm">
          <draw:image xlink:href="Pictures/10000201000001EC00000214E70A9DD8.png" xlink:type="simple" xlink:show="embed" xlink:actuate="onLoad">
            <text:p/>
          </draw:image>
        </draw:frame>
        <draw:frame draw:style-name="gr1" draw:text-style-name="P1" draw:layer="layout" svg:width="1.905cm" svg:height="2.06cm" svg:x="18.38cm" svg:y="4.49cm">
          <draw:image xlink:href="Pictures/10000201000001EC00000214E70A9DD8.png" xlink:type="simple" xlink:show="embed" xlink:actuate="onLoad">
            <text:p/>
          </draw:image>
        </draw:frame>
        <draw:frame draw:style-name="gr1" draw:text-style-name="P1" draw:layer="layout" svg:width="1.905cm" svg:height="2.06cm" svg:x="23.86cm" svg:y="3.285cm">
          <draw:image xlink:href="Pictures/10000201000001EC00000214E70A9DD8.png" xlink:type="simple" xlink:show="embed" xlink:actuate="onLoad">
            <text:p/>
          </draw:image>
        </draw:frame>
        <draw:frame draw:style-name="gr7" draw:text-style-name="P3" draw:layer="layout" svg:width="3.175cm" svg:height="1.199cm" svg:x="7.15cm" svg:y="1.406cm">
          <draw:text-box>
            <text:p text:style-name="P3"><text:span text:style-name="T2">Vérification </text:span></text:p>
            <text:p text:style-name="P3"><text:span text:style-name="T2">des capteurs</text:span></text:p>
          </draw:text-box>
        </draw:frame>
        <draw:frame draw:style-name="gr1" draw:text-style-name="P1" draw:layer="layout" svg:width="2.5cm" svg:height="2.5cm" svg:x="19.755cm" svg:y="10.03cm">
          <draw:image xlink:href="Pictures/100002010000006400000064FEB72696.png" xlink:type="simple" xlink:show="embed" xlink:actuate="onLoad">
            <text:p/>
          </draw:image>
        </draw:frame>
        <draw:frame draw:style-name="gr8" draw:text-style-name="P1" draw:layer="layout" svg:width="6.35cm" svg:height="1.673cm" svg:x="18.145cm" svg:y="12.662cm">
          <draw:text-box>
            <text:p text:style-name="P1">Propriétaire du lieu</text:p>
            <text:p text:style-name="P1">de travail</text:p>
          </draw:text-box>
        </draw:frame>
        <draw:line draw:style-name="gr6" draw:text-style-name="P1" draw:layer="layout" svg:x1="20.05cm" svg:y1="11.16cm" svg:x2="18.145cm" svg:y2="7.35cm">
          <text:p/>
        </draw:line>
        <draw:line draw:style-name="gr6" draw:text-style-name="P1" draw:layer="layout" svg:x1="20.05cm" svg:y1="11.795cm" svg:x2="10.525cm" svg:y2="9.255cm">
          <text:p/>
        </draw:line>
        <draw:frame draw:style-name="gr7" draw:text-style-name="P4" draw:layer="layout" svg:width="3.175cm" svg:height="0.763cm" svg:x="18.98cm" svg:y="8.62cm">
          <draw:text-box>
            <text:p text:style-name="P4"><text:span text:style-name="T3">Surveillance</text:span></text:p>
          </draw:text-box>
        </draw:frame>
        <draw:frame draw:style-name="gr7" draw:text-style-name="P4" draw:layer="layout" svg:width="3.175cm" svg:height="0.763cm" svg:x="13.7cm" svg:y="9.255cm">
          <draw:text-box>
            <text:p text:style-name="P4"><text:span text:style-name="T3">Surveillance</text:span></text:p>
          </draw:text-box>
        </draw:frame>
        <draw:frame draw:style-name="gr1" draw:text-style-name="P1" draw:layer="layout" svg:width="0.819cm" svg:height="1.905cm" svg:x="13.265cm" svg:y="13.065cm">
          <draw:image xlink:href="Pictures/10000201000000C4000001B268CC298B.png" xlink:type="simple" xlink:show="embed" xlink:actuate="onLoad">
            <text:p/>
          </draw:image>
        </draw:frame>
        <draw:line draw:style-name="gr5" draw:text-style-name="P1" draw:layer="layout" svg:x1="20.05cm" svg:y1="11.795cm" svg:x2="14.335cm" svg:y2="13.7cm">
          <text:p/>
        </draw:line>
        <draw:line draw:style-name="gr6" draw:text-style-name="P1" draw:layer="layout" svg:x1="13.065cm" svg:y1="14.335cm" svg:x2="8.62cm" svg:y2="16.24cm">
          <text:p/>
        </draw:line>
        <draw:frame draw:style-name="gr4" draw:text-style-name="P4" draw:layer="layout" svg:width="3.175cm" svg:height="0.885cm" svg:x="14.335cm" svg:y="13.7cm">
          <draw:text-box>
            <text:p text:style-name="P4"><text:span text:style-name="T3">Maintenan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 </meta:initial-creator>
    <meta:creation-date>2011-01-14T10:12:31.87</meta:creation-date>
    <dc:date>2011-01-26T20:42:03</dc:date>
    <dc:creator>Henrique Nogueira</dc:creator>
    <meta:editing-duration>PT01H33M08S</meta:editing-duration>
    <meta:editing-cycles>8</meta:editing-cycles>
    <meta:generator>OpenOffice.org/3.2$Unix OpenOffice.org_project/320m19$Build-9505</meta:generator>
    <meta:document-statistic meta:object-count="34"/>
  </office:meta>
</office:document-meta>
</file>